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4.523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3.357cm"/>
    </style:style>
    <style:style style:name="co26" style:family="table-column">
      <style:table-column-properties fo:break-before="auto" style:column-width="11.793cm"/>
    </style:style>
    <style:style style:name="co14" style:family="table-column">
      <style:table-column-properties fo:break-before="auto" style:column-width="0.554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9.767cm"/>
    </style:style>
    <style:style style:name="co18" style:family="table-column">
      <style:table-column-properties fo:break-before="auto" style:column-width="17.926cm"/>
    </style:style>
    <style:style style:name="co19" style:family="table-column">
      <style:table-column-properties fo:break-before="auto" style:column-width="17.371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6.909cm"/>
    </style:style>
    <style:style style:name="co23" style:family="table-column">
      <style:table-column-properties fo:break-before="auto" style:column-width="2.829cm"/>
    </style:style>
    <style:style style:name="co27" style:family="table-column">
      <style:table-column-properties fo:break-before="auto" style:column-width="2.886cm"/>
    </style:style>
    <style:style style:name="co28" style:family="table-column">
      <style:table-column-properties fo:break-before="auto" style:column-width="2.969cm"/>
    </style:style>
    <style:style style:name="co29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color="#008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</office:automatic-styles>
  <office:body>
    <office:spreadsheet>
      <table:table table:name="Пояснения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>
            <text:p>Типы команд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Отклик</text:p>
          </table:table-cell>
          <table:table-cell table:style-name="ce1" office:value-type="string">
            <text:p>Принимаемые <text:s/>данные</text:p>
          </table:table-cell>
        </table:table-row>
        <table:table-row table:style-name="ro1">
          <table:table-cell/>
          <table:table-cell office:value-type="string">
            <text:p>Запрос</text:p>
          </table:table-cell>
          <table:table-cell office:value-type="string">
            <text:p>МК возвращает данные и отклик</text:p>
          </table:table-cell>
          <table:table-cell table:number-columns-repeated="2"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Прямой ответ</text:p>
          </table:table-cell>
          <table:table-cell office:value-type="string">
            <text:p>МК возвращает только данные</text:p>
          </table:table-cell>
          <table:table-cell table:style-name="ce6" office:value-type="string">
            <text:p>нет</text:p>
          </table:table-cell>
          <table:table-cell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Директива</text:p>
          </table:table-cell>
          <table:table-cell office:value-type="string">
            <text:p>МК никак не отвечает</text:p>
          </table:table-cell>
          <table:table-cell table:number-columns-repeated="2" table:style-name="ce6" office:value-type="string">
            <text:p>нет</text:p>
          </table:table-cell>
        </table:table-row>
        <table:table-row table:style-name="ro1">
          <table:table-cell/>
          <table:table-cell office:value-type="string">
            <text:p>Приказ</text:p>
          </table:table-cell>
          <table:table-cell office:value-type="string">
            <text:p>МК возвращает только отклик</text:p>
          </table:table-cell>
          <table:table-cell table:style-name="ce5" office:value-type="string">
            <text:p>да</text:p>
          </table:table-cell>
          <table:table-cell table:style-name="ce6" office:value-type="string">
            <text:p>нет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2" table:number-rows-spanned="1">
            <text:p>Данные на приём для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Отклик</text:p>
          </table:table-cell>
          <table:table-cell office:value-type="string">
            <text:p>2 байт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Данные</text:p>
          </table:table-cell>
          <table:table-cell office:value-type="string">
            <text:p>1...2 байта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Данные которые посылает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Команда + данные</text:p>
          </table:table-cell>
          <table:table-cell office:value-type="string">
            <text:p>1...3 байта</text:p>
          </table:table-cell>
          <table:table-cell table:number-columns-repeated="2"/>
        </table:table-row>
      </table:table>
      <table:table table:name="Команды" table:style-name="ta1" table:print="false">
        <table:table-column table:style-name="co20" table:default-cell-style-name="Default"/>
        <table:table-column table:style-name="co21" table:default-cell-style-name="ce8"/>
        <table:table-column table:style-name="co22" table:default-cell-style-name="ce19"/>
        <table:table-column table:style-name="co23" table:default-cell-style-name="ce12"/>
        <table:table-column table:style-name="co1" table:default-cell-style-name="ce24"/>
        <table:table-column table:style-name="co27" table:default-cell-style-name="ce24"/>
        <table:table-column table:style-name="co28" table:default-cell-style-name="ce12"/>
        <table:table-column table:style-name="co29" table:default-cell-style-name="ce24"/>
        <table:table-row table:style-name="ro1">
          <table:table-cell/>
          <table:table-cell table:style-name="Default" table:number-columns-repeated="4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1" table:number-rows-spanned="2">
            <text:p>Код</text:p>
          </table:table-cell>
          <table:table-cell table:style-name="ce3" office:value-type="string" table:number-columns-spanned="1" table:number-rows-spanned="2">
            <text:p>Название</text:p>
          </table:table-cell>
          <table:table-cell table:style-name="ce3" office:value-type="string" table:number-columns-spanned="1" table:number-rows-spanned="2">
            <text:p>Тип</text:p>
          </table:table-cell>
          <table:table-cell table:style-name="ce3" office:value-type="string" table:number-columns-spanned="1" table:number-rows-spanned="2">
            <text:p>Отклик</text:p>
          </table:table-cell>
          <table:table-cell table:style-name="ce3" office:value-type="string" table:number-columns-spanned="2" table:number-rows-spanned="1">
            <text:p>Данные</text:p>
          </table:table-cell>
          <table:covered-table-cell table:style-name="ce3"/>
          <table:table-cell table:style-name="ce3" office:value-type="string" table:number-columns-spanned="1" table:number-rows-spanned="2">
            <text:p>Описание</text:p>
          </table:table-cell>
        </table:table-row>
        <table:table-row table:style-name="ro1">
          <table:table-cell/>
          <table:covered-table-cell table:number-columns-repeated="3" table:style-name="ce7"/>
          <table:covered-table-cell table:style-name="ce3"/>
          <table:table-cell table:style-name="ce3" office:value-type="string">
            <text:p>Посылаемые</text:p>
          </table:table-cell>
          <table:table-cell table:style-name="ce7" office:value-type="string">
            <text:p>Принимаемые</text:p>
          </table:table-cell>
          <table:covered-table-cell table:style-name="ce3"/>
        </table:table-row>
        <table:table-row table:style-name="ro1">
          <table:table-cell/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table:style-name="ce22" office:value-type="string">
            <text:p>?</text:p>
          </table:table-cell>
          <table:table-cell office:value-type="string">
            <text:p>да</text:p>
          </table:table-cell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office:value-type="string">
            <text:p>На нераспознанную команду МК возвращает ответ ошибки и код ошибки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Запросить версию прошивки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версии и номер версии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Прямой ответ</text:p>
          </table:table-cell>
          <table:table-cell office:value-type="string">
            <text:p>да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даты создания и дату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Запросить частоту МК</text:p>
          </table:table-cell>
          <table:table-cell office:value-type="string">
            <text:p>Прямой ответ</text:p>
          </table:table-cell>
          <table:table-cell office:value-type="string">
            <text:p>нет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частоты и саму частоту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Перевод в режим ожидания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Переводит МК в режим ожидания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оказывать младший байт ТС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оказывать старшый байт TC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<text:s/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, не отвечает. Меняет состояние МК (2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" office:value-type="string">
            <text:p><text:s/>'\r' – Конец команды</text:p>
          </table:table-cell>
          <table:table-cell office:value-type="string">
            <text:p>Замок</text:p>
          </table:table-cell>
          <table:table-cell table:number-columns-repeated="3" office:value-type="string">
            <text:p>-</text:p>
          </table:table-cell>
          <table:table-cell office:value-type="string">
            <text:p>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Запросить состояние МК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состояния и код состояния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Задать интервал счёта времени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Начать счёт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Запросить у счётчика результат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?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Остановить счётчик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Задать делитель RTC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Задать DAC'у напряжение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Запросить у ADC напряжение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Default" office:value-type="string">
            <text:p><text:s/>':' - Начало команды</text:p>
          </table:table-cell>
          <table:table-cell table:style-name="Default" office:value-type="string">
            <text:p>Ключ</text:p>
          </table:table-cell>
          <table:table-cell table:number-columns-repeated="3" table:style-name="Default" office:value-type="string">
            <text:p>-</text:p>
          </table:table-cell>
          <table:table-cell table:style-name="Default" office:value-type="string">
            <text:p>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Default" table:number-columns-repeated="6"/>
        </table:table-row>
      </table:table>
      <table:table table:name="Отклики" table:style-name="ta1" table:print="false">
        <table:table-column table:style-name="co24" table:default-cell-style-name="Default"/>
        <table:table-column table:style-name="co1" table:default-cell-style-name="ce8"/>
        <table:table-column table:style-name="co1" table:default-cell-style-name="ce12"/>
        <table:table-column table:style-name="co25" table:default-cell-style-name="ce12"/>
        <table:table-column table:style-name="co26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 данными</text:p>
          </table:table-cell>
          <table:table-cell table:style-name="ce23" office:value-type="string">
            <text:p>Состояние МК</text:p>
          </table:table-cell>
          <table:table-cell office:value-type="string">
            <text:p>МК передаст следующим байтом код состояния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С данными</text:p>
          </table:table-cell>
          <table:table-cell table:style-name="ce23" office:value-type="string">
            <text:p>Ошибка МК</text:p>
          </table:table-cell>
          <table:table-cell office:value-type="string">
            <text:p>МК передаст следующим байтом код ошибки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 данными</text:p>
          </table:table-cell>
          <table:table-cell table:style-name="ce23" office:value-type="string">
            <text:p>Реальное время</text:p>
          </table:table-cell>
          <table:table-cell office:value-type="string">
            <text:p>МК передаст следующим байтом реальное время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 данными</text:p>
          </table:table-cell>
          <table:table-cell office:value-type="string">
            <text:p>Версия прошивки</text:p>
          </table:table-cell>
          <table:table-cell office:value-type="string">
            <text:p>МК передаст следующим байтом версию прошивки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 данными</text:p>
          </table:table-cell>
          <table:table-cell office:value-type="string">
            <text:p>Дата создания</text:p>
          </table:table-cell>
          <table:table-cell office:value-type="string">
            <text:p>МК передаст следующими байтами дату создания прошивки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 данными</text:p>
          </table:table-cell>
          <table:table-cell office:value-type="string">
            <text:p>Частота ЦПУ</text:p>
          </table:table-cell>
          <table:table-cell office:value-type="string">
            <text:p>МК передаст следующими байтами частоту ЦПУ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</table:table-row>
      </table:table>
      <table:table table:name="Ошибки" table:style-name="ta1" table:print="false"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1018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  <table:table-cell table:style-name="ce18" office:value-type="string">
            <text:p>Заметки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инициализации</text:p>
          </table:table-cell>
          <table:table-cell table:style-name="ce9" office:value-type="string">
            <text:p>МК не инициализировался, не должна возникнуть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2" office:value-type="string">
            <text:p>no error</text:p>
          </table:table-cell>
          <table:table-cell table:style-name="ce17" office:value-type="string">
            <text:p>Нет ошибок</text:p>
          </table:table-cell>
          <table:table-cell table:style-name="ce9" office:value-type="string">
            <text:p>МК работает нормально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error</text:p>
          </table:table-cell>
          <table:table-cell table:style-name="ce17" office:value-type="string">
            <text:p>Ошибка интерпритации команды</text:p>
          </table:table-cell>
          <table:table-cell table:style-name="ce9" office:value-type="string">
            <text:p>МК не может интерпретировать команду. Такой команды не существует. 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MC_lastCommand</text:p>
          </table:table-cell>
          <table:table-cell table:style-name="ce9" office:value-type="string">
            <text:p>Внутренняя ошибка МК. Несоответствие команд. Не должна возникнуть.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выбора SPI устройства</text:p>
          </table:table-cell>
          <table:table-cell table:style-name="ce9" office:value-type="string">
            <text:p>МК приказали обратиться к несуществующему устройству по SPI. Не должна возникнуть</text:p>
          </table:table-cell>
          <table:table-cell table:style-name="ce9" office:value-type="string">
            <text:p>может пригодится если переделать команды SPI, хотя ... команд не так уж много....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6">
            <text:p>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7">
            <text:p>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8">
            <text:p>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9">
            <text:p>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0">
            <text:p>1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1">
            <text:p>1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2">
            <text:p>1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4">
            <text:p>1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5">
            <text:p>1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6">
            <text:p>1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7">
            <text:p>1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8">
            <text:p>1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9">
            <text:p>1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0">
            <text:p>2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1">
            <text:p>2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2">
            <text:p>2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3">
            <text:p>2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4">
            <text:p>2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5">
            <text:p>2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6">
            <text:p>2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7">
            <text:p>2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8">
            <text:p>2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9">
            <text:p>2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0">
            <text:p>3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1">
            <text:p>3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2">
            <text:p>3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3">
            <text:p>3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4">
            <text:p>34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8" office:value-type="float" office:value="35">
            <text:p>35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.07.2013</text:date>, <text:time>11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11M1S</meta:editing-duration>
    <meta:editing-cycles>39</meta:editing-cycles>
    <meta:generator>OpenOffice.org/3.4.1$Win32 OpenOffice.org_project/341m1$Build-9593</meta:generator>
    <dc:date>2013-07-31T11:35:32.46</dc:date>
    <meta:document-statistic meta:table-count="4" meta:cell-count="320" meta:object-count="0"/>
    <meta:user-defined meta:name="Info 1"/>
    <meta:user-defined meta:name="Info 2"/>
    <meta:user-defined meta:name="Info 3"/>
    <meta:user-defined meta:name="Info 4"/>
  </office:meta>
</office:document-meta>
</file>